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1cm" fo:min-width="1.314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objectwithoutfill">
      <style:graphic-properties draw:marker-end="Arrowheads_20_3" draw:marker-end-width="0.3cm" draw:fill="none" draw:textarea-vertical-align="middle"/>
    </style:style>
    <style:style style:name="gr5" style:family="graphic" style:parent-style-name="objectwithoutfill">
      <style:graphic-properties draw:marker-end="Arrowheads_20_4" draw:marker-end-width="0.3cm" draw:fill="none" draw:textarea-vertical-align="middle"/>
    </style:style>
    <style:style style:name="gr6" style:family="graphic" style:parent-style-name="objectwithoutfill">
      <style:graphic-properties draw:marker-end="Arrowheads_20_5" draw:marker-end-width="0.3cm" draw:fill="none" draw:textarea-vertical-align="middle"/>
    </style:style>
    <style:style style:name="gr7" style:family="graphic" style:parent-style-name="objectwithoutfill">
      <style:graphic-properties draw:marker-end="Arrowheads_20_6" draw:marker-end-width="0.3cm" draw:fill="none" draw:textarea-vertical-align="middle"/>
    </style:style>
    <style:style style:name="gr8" style:family="graphic" style:parent-style-name="objectwithoutfill">
      <style:graphic-properties draw:marker-end="Arrowheads_20_7" draw:marker-end-width="0.3cm" draw:fill="none" draw:textarea-vertical-align="middle"/>
    </style:style>
    <style:style style:name="gr9" style:family="graphic" style:parent-style-name="objectwithoutfill">
      <style:graphic-properties draw:marker-end="Arrowheads_20_8" draw:marker-end-width="0.3cm" draw:fill="none" draw:textarea-vertical-align="middle"/>
    </style:style>
    <style:style style:name="gr10" style:family="graphic" style:parent-style-name="objectwithoutfill">
      <style:graphic-properties draw:marker-end="Arrowheads_20_9" draw:marker-end-width="0.3cm" draw:fill="none" draw:textarea-vertical-align="middle"/>
    </style:style>
    <style:style style:name="gr11" style:family="graphic" style:parent-style-name="objectwithoutfill">
      <style:graphic-properties draw:marker-end="Arrowheads_20_10" draw:marker-end-width="0.3cm" draw:fill="none" draw:textarea-vertical-align="middle"/>
    </style:style>
    <style:style style:name="gr12" style:family="graphic" style:parent-style-name="objectwithoutfill">
      <style:graphic-properties draw:marker-end="Arrowheads_20_11" draw:marker-end-width="0.3cm" draw:fill="none" draw:textarea-vertical-align="middle"/>
    </style:style>
    <style:style style:name="gr13" style:family="graphic" style:parent-style-name="objectwithoutfill">
      <style:graphic-properties draw:marker-end="Arrowheads_20_12" draw:marker-end-width="0.3cm" draw:fill="none" draw:textarea-vertical-align="middle"/>
    </style:style>
    <style:style style:name="gr14" style:family="graphic" style:parent-style-name="objectwithoutfill">
      <style:graphic-properties draw:marker-end="Arrowheads_20_13" draw:marker-end-width="0.3cm" draw:fill="none" draw:textarea-vertical-align="middle"/>
    </style:style>
    <style:style style:name="gr15" style:family="graphic" style:parent-style-name="objectwithoutfill">
      <style:graphic-properties draw:marker-end="Arrowheads_20_14" draw:marker-end-width="0.3cm" draw:fill="none" draw:textarea-vertical-align="middle"/>
    </style:style>
    <style:style style:name="gr16" style:family="graphic" style:parent-style-name="objectwithoutfill">
      <style:graphic-properties draw:marker-end="Arrowheads_20_15" draw:marker-end-width="0.3cm" draw:fill="none" draw:textarea-vertical-align="middle"/>
    </style:style>
    <style:style style:name="gr17" style:family="graphic" style:parent-style-name="objectwithoutfill">
      <style:graphic-properties draw:marker-end="Arrowheads_20_17" draw:marker-end-width="0.3cm" draw:fill="none" draw:textarea-vertical-align="middle"/>
    </style:style>
    <style:style style:name="gr18" style:family="graphic" style:parent-style-name="objectwithoutfill">
      <style:graphic-properties draw:marker-end="Arrowheads_20_18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0" style:family="graphic" style:parent-style-name="standard">
      <style:graphic-properties draw:stroke="dash" draw:stroke-dash="Long_20_Dash" draw:fill="none" draw:textarea-horizontal-align="justify" draw:textarea-vertical-align="middle" draw:auto-grow-height="false" fo:min-height="17.174cm" fo:min-width="21.573cm"/>
    </style:style>
    <style:style style:name="gr21" style:family="graphic" style:parent-style-name="standard">
      <style:graphic-properties draw:textarea-horizontal-align="justify" draw:textarea-vertical-align="middle" draw:auto-grow-height="false" fo:min-height="0.61cm" fo:min-width="2.888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61cm" fo:min-width="1.338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61cm" fo:min-width="19.296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5983b0" loext:opacity="100%" fo:font-style="italic" style:font-style-asian="italic" style:font-style-complex="italic"/>
    </style:style>
    <style:style style:name="P5" style:family="paragraph">
      <loext:graphic-properties draw:fill="none"/>
      <style:paragraph-properties fo:text-align="center"/>
      <style:text-properties fo:font-weight="bold"/>
    </style:style>
    <style:style style:name="T1" style:family="text">
      <style:text-properties fo:color="#5983b0" loext:opacity="100%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906cm" svg:height="0.952cm" svg:x="14.451cm" svg:y="18.997cm">
          <text:p text:style-name="P1">util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1.906cm" svg:height="0.952cm" svg:x="14.45cm" svg:y="9.72cm">
          <text:p text:style-name="P1">rtp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" draw:id="id8" draw:layer="layout" svg:width="1.906cm" svg:height="0.952cm" svg:x="16.697cm" svg:y="9.72cm">
          <text:p text:style-name="P1">rtcp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9" draw:id="id9" draw:layer="layout" svg:width="1.906cm" svg:height="0.952cm" svg:x="18.762cm" svg:y="7.615cm">
          <text:p text:style-name="P1">srtp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3" draw:id="id13" draw:layer="layout" svg:width="1.906cm" svg:height="0.952cm" svg:x="1.886cm" svg:y="18.98cm">
          <text:p text:style-name="P1">sdp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1.906cm" svg:height="0.952cm" svg:x="3.971cm" svg:y="16.975cm">
          <text:p text:style-name="P1">mdns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1.906cm" svg:height="0.952cm" svg:x="6.107cm" svg:y="16.975cm">
          <text:p text:style-name="P1">stun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1.906cm" svg:height="0.952cm" svg:x="7.968cm" svg:y="14.859cm">
          <text:p text:style-name="P1">turn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1.906cm" svg:height="0.952cm" svg:x="9.951cm" svg:y="12.813cm">
          <text:p text:style-name="P1">ice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line-skew="-0.001cm" svg:x1="7.06cm" svg:y1="17.927cm" svg:x2="15.404cm" svg:y2="18.997cm" draw:start-shape="id1" draw:start-glue-point="2" draw:end-shape="id2" draw:end-glue-point="0" svg:d="M7060 17927v535h8344v535" svg:viewBox="0 0 8345 1071">
          <text:p/>
        </draw:connector>
        <draw:connector draw:style-name="gr3" draw:text-style-name="P2" draw:layer="layout" draw:line-skew="-0.154cm" svg:x1="8.921cm" svg:y1="15.811cm" svg:x2="7.06cm" svg:y2="16.975cm" draw:start-shape="id3" draw:start-glue-point="2" draw:end-shape="id1" draw:end-glue-point="0" svg:d="M8921 15811v429h-1861v735" svg:viewBox="0 0 1862 1165">
          <text:p/>
        </draw:connector>
        <draw:connector draw:style-name="gr4" draw:text-style-name="P2" draw:layer="layout" draw:line-skew="0.022cm" svg:x1="10.904cm" svg:y1="13.765cm" svg:x2="8.921cm" svg:y2="14.859cm" draw:start-shape="id4" draw:start-glue-point="2" draw:end-shape="id3" svg:d="M10904 13765v570h-1983v524" svg:viewBox="0 0 1984 1095">
          <text:p/>
        </draw:connector>
        <draw:connector draw:style-name="gr5" draw:text-style-name="P2" draw:layer="layout" draw:line-skew="1.057cm" svg:x1="8.921cm" svg:y1="15.811cm" svg:x2="15.404cm" svg:y2="18.997cm" draw:start-shape="id3" draw:start-glue-point="2" draw:end-shape="id2" draw:end-glue-point="0" svg:d="M8921 15811v2651h6483v535" svg:viewBox="0 0 6484 3187">
          <text:p/>
        </draw:connector>
        <draw:connector draw:style-name="gr6" draw:text-style-name="P2" draw:layer="layout" draw:line-skew="-1.036cm" svg:x1="10.904cm" svg:y1="13.765cm" svg:x2="4.924cm" svg:y2="16.975cm" draw:start-shape="id4" draw:start-glue-point="2" draw:end-shape="id5" svg:d="M10904 13765v570h-5980v2640" svg:viewBox="0 0 5981 3211">
          <text:p/>
        </draw:connector>
        <draw:connector draw:style-name="gr7" draw:text-style-name="P2" draw:layer="layout" draw:line-skew="2.08cm" svg:x1="10.904cm" svg:y1="13.765cm" svg:x2="15.404cm" svg:y2="18.997cm" draw:start-shape="id4" draw:start-glue-point="2" draw:end-shape="id2" draw:end-glue-point="0" svg:d="M10904 13765v4697h4500v535" svg:viewBox="0 0 4501 5233">
          <text:p/>
        </draw:connector>
        <draw:connector draw:style-name="gr8" draw:text-style-name="P2" draw:layer="layout" draw:line-skew="-1.036cm" svg:x1="10.904cm" svg:y1="13.765cm" svg:x2="7.06cm" svg:y2="16.975cm" draw:start-shape="id4" draw:start-glue-point="2" draw:end-shape="id1" draw:end-glue-point="0" svg:d="M10904 13765v570h-3844v2640" svg:viewBox="0 0 3845 3211">
          <text:p/>
        </draw:connector>
        <draw:connector draw:style-name="gr9" draw:text-style-name="P2" draw:layer="layout" draw:line-skew="-0.001cm" svg:x1="4.924cm" svg:y1="17.927cm" svg:x2="15.404cm" svg:y2="18.997cm" draw:start-shape="id5" draw:start-glue-point="2" draw:end-shape="id2" svg:d="M4924 17927v535h10480v535" svg:viewBox="0 0 10481 1071">
          <text:p/>
        </draw:connector>
        <draw:custom-shape draw:style-name="gr1" draw:text-style-name="P1" xml:id="id6" draw:id="id6" draw:layer="layout" svg:width="1.906cm" svg:height="0.952cm" svg:x="11.891cm" svg:y="11.308cm">
          <text:p text:style-name="P1">dtls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2" draw:layer="layout" draw:line-skew="2.833cm" svg:x1="12.844cm" svg:y1="12.26cm" svg:x2="15.404cm" svg:y2="18.997cm" draw:start-shape="id6" draw:start-glue-point="2" draw:end-shape="id2" draw:end-glue-point="0" svg:d="M12844 12260v6202h2560v535" svg:viewBox="0 0 2561 6738">
          <text:p/>
        </draw:connector>
        <draw:connector draw:style-name="gr11" draw:text-style-name="P2" draw:layer="layout" draw:line-skew="1.555cm" svg:x1="15.403cm" svg:y1="10.672cm" svg:x2="15.404cm" svg:y2="18.997cm" draw:start-shape="id7" draw:start-glue-point="2" draw:end-shape="id2" draw:end-glue-point="0" svg:d="M15403 10672v5718h1v2607" svg:viewBox="0 0 2 8326">
          <text:p/>
        </draw:connector>
        <draw:connector draw:style-name="gr12" draw:text-style-name="P2" draw:layer="layout" draw:line-skew="3.627cm" svg:x1="17.65cm" svg:y1="10.672cm" svg:x2="15.404cm" svg:y2="18.997cm" draw:start-shape="id8" draw:start-glue-point="2" draw:end-shape="id2" draw:end-glue-point="0" svg:d="M17650 10672v7790h-2246v535" svg:viewBox="0 0 2247 8326">
          <text:p/>
        </draw:connector>
        <draw:connector draw:style-name="gr13" draw:text-style-name="P2" draw:layer="layout" draw:line-skew="4.679cm" svg:x1="19.715cm" svg:y1="8.567cm" svg:x2="15.404cm" svg:y2="18.997cm" draw:start-shape="id9" draw:start-glue-point="2" draw:end-shape="id2" draw:end-glue-point="0" svg:d="M19715 8567v9895h-4311v535" svg:viewBox="0 0 4312 10431">
          <text:p/>
        </draw:connector>
        <draw:connector draw:style-name="gr14" draw:text-style-name="P2" draw:layer="layout" draw:line-skew="-0.207cm" svg:x1="19.715cm" svg:y1="8.567cm" svg:x2="15.403cm" svg:y2="9.72cm" draw:start-shape="id9" draw:end-shape="id7" draw:end-glue-point="0" svg:d="M19715 8567v370h-4312v783" svg:viewBox="0 0 4313 1154">
          <text:p/>
        </draw:connector>
        <draw:connector draw:style-name="gr15" draw:text-style-name="P2" draw:layer="layout" draw:line-skew="-0.207cm" svg:x1="19.715cm" svg:y1="8.567cm" svg:x2="17.65cm" svg:y2="9.72cm" draw:start-shape="id9" draw:start-glue-point="2" draw:end-shape="id8" draw:end-glue-point="0" svg:d="M19715 8567v370h-2065v783" svg:viewBox="0 0 2066 1154">
          <text:p/>
        </draw:connector>
        <draw:custom-shape draw:style-name="gr1" draw:text-style-name="P1" xml:id="id10" draw:id="id10" draw:layer="layout" svg:width="1.906cm" svg:height="0.952cm" svg:x="21.563cm" svg:y="7.616cm">
          <text:p text:style-name="P1">sctp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2" draw:layer="layout" draw:line-skew="4.679cm" svg:x1="22.516cm" svg:y1="8.568cm" svg:x2="15.404cm" svg:y2="18.997cm" draw:start-shape="id10" draw:start-glue-point="2" draw:end-shape="id2" draw:end-glue-point="0" svg:d="M22516 8568v9894h-7112v535" svg:viewBox="0 0 7113 10430">
          <text:p/>
        </draw:connector>
        <draw:custom-shape draw:style-name="gr1" draw:text-style-name="P1" xml:id="id11" draw:id="id11" draw:layer="layout" svg:width="1.906cm" svg:height="0.952cm" svg:x="20.064cm" svg:y="5.617cm">
          <text:p text:style-name="P1">data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2" draw:layer="layout" draw:line-skew="-0.061cm" svg:x1="21.017cm" svg:y1="6.569cm" svg:x2="22.516cm" svg:y2="7.616cm" draw:start-shape="id11" draw:start-glue-point="2" draw:end-shape="id10" draw:end-glue-point="0" svg:d="M21017 6569v463h1499v584" svg:viewBox="0 0 1500 1048">
          <text:p/>
        </draw:connector>
        <draw:connector draw:style-name="gr18" draw:text-style-name="P2" draw:layer="layout" draw:line-skew="5.678cm" svg:x1="21.017cm" svg:y1="6.569cm" svg:x2="15.404cm" svg:y2="18.997cm" draw:start-shape="id11" draw:start-glue-point="2" draw:end-shape="id2" draw:end-glue-point="0" svg:d="M21017 6569v11893h-5613v535" svg:viewBox="0 0 5614 12429">
          <text:p/>
        </draw:connector>
        <draw:frame draw:style-name="gr19" draw:text-style-name="P4" draw:layer="layout" svg:width="22.025cm" svg:height="0.962cm" svg:x="1.635cm" svg:y="2.822cm">
          <draw:text-box>
            <text:p text:style-name="P3"><text:span text:style-name="T1">webrtc-rs crates dependency graph</text:span></text:p>
          </draw:text-box>
        </draw:frame>
        <draw:custom-shape draw:style-name="gr20" draw:text-style-name="P2" draw:layer="layout" svg:width="22.073cm" svg:height="17.424cm" svg:x="1.635cm" svg:y="2.8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xml:id="id15" draw:id="id15" draw:layer="layout" svg:width="3.48cm" svg:height="0.952cm" svg:x="15.91cm" svg:y="5.618cm">
          <text:p text:style-name="P1">interceptor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xml:id="id14" draw:id="id14" draw:layer="layout" svg:width="1.93cm" svg:height="0.952cm" svg:x="13.165cm" svg:y="5.619cm">
          <text:p text:style-name="P1">media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xml:id="id12" draw:id="id12" draw:layer="layout" svg:width="19.888cm" svg:height="0.952cm" svg:x="2.905cm" svg:y="3.819cm">
          <text:p text:style-name="P1">webrtc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2" draw:layer="layout" draw:line-skew="-2.621cm" svg:x1="12.849cm" svg:y1="4.771cm" svg:x2="2.839cm" svg:y2="18.98cm" draw:start-shape="id12" draw:start-glue-point="2" draw:end-shape="id13" draw:end-glue-point="0" svg:d="M12849 4771v4484h-10010v9725" svg:viewBox="0 0 10011 14210">
          <text:p/>
        </draw:connector>
        <draw:connector draw:style-name="gr11" draw:text-style-name="P2" draw:layer="layout" draw:line-skew="-0.544cm" svg:x1="12.849cm" svg:y1="4.771cm" svg:x2="8.324cm" svg:y2="14.325cm" draw:start-shape="id12" draw:start-glue-point="2" svg:d="M12849 4771v4484h-4525v5070" svg:viewBox="0 0 4526 9555">
          <text:p/>
        </draw:connector>
        <draw:connector draw:style-name="gr11" draw:text-style-name="P2" draw:layer="layout" draw:line-skew="0.462cm" svg:x1="12.849cm" svg:y1="4.771cm" svg:x2="10.904cm" svg:y2="12.813cm" draw:start-shape="id12" draw:start-glue-point="2" draw:end-shape="id4" draw:end-glue-point="0" svg:d="M12849 4771v4484h-1945v3558" svg:viewBox="0 0 1946 8043">
          <text:p/>
        </draw:connector>
        <draw:connector draw:style-name="gr11" draw:text-style-name="P2" draw:layer="layout" draw:line-skew="-2.913cm" svg:x1="12.849cm" svg:y1="4.771cm" svg:x2="12.844cm" svg:y2="11.308cm" draw:start-shape="id12" draw:start-glue-point="2" draw:end-shape="id6" draw:end-glue-point="0" svg:d="M12849 4771v356h-5v6181" svg:viewBox="0 0 6 6538">
          <text:p/>
        </draw:connector>
        <draw:connector draw:style-name="gr11" draw:text-style-name="P2" draw:layer="layout" draw:line-skew="-0.069cm" svg:x1="12.849cm" svg:y1="4.771cm" svg:x2="14.13cm" svg:y2="5.619cm" draw:start-shape="id12" draw:start-glue-point="2" draw:end-shape="id14" draw:end-glue-point="0" svg:d="M12849 4771v356h1281v492" svg:viewBox="0 0 1282 849">
          <text:p/>
        </draw:connector>
        <draw:connector draw:style-name="gr11" draw:text-style-name="P2" draw:layer="layout" draw:line-skew="-0.068cm" svg:x1="12.849cm" svg:y1="4.771cm" svg:x2="17.65cm" svg:y2="5.618cm" draw:start-shape="id12" draw:start-glue-point="2" draw:end-shape="id15" draw:end-glue-point="0" svg:d="M12849 4771v356h4801v491" svg:viewBox="0 0 4802 848">
          <text:p/>
        </draw:connector>
        <draw:connector draw:style-name="gr11" draw:text-style-name="P2" draw:layer="layout" draw:line-skew="-0.068cm" svg:x1="12.849cm" svg:y1="4.771cm" svg:x2="21.017cm" svg:y2="5.617cm" draw:start-shape="id12" draw:start-glue-point="2" draw:end-shape="id11" draw:end-glue-point="0" svg:d="M12849 4771v356h8168v490" svg:viewBox="0 0 8169 847">
          <text:p/>
        </draw:connector>
        <draw:connector draw:style-name="gr11" draw:text-style-name="P2" draw:layer="layout" svg:x1="17.65cm" svg:y1="6.57cm" svg:x2="17.65cm" svg:y2="9.72cm" draw:start-shape="id15" draw:start-glue-point="2" draw:end-shape="id8" draw:end-glue-point="0" svg:d="M17650 6570v3150" svg:viewBox="0 0 1 3151">
          <text:p/>
        </draw:connector>
        <draw:connector draw:style-name="gr11" draw:text-style-name="P2" xml:id="id16" draw:id="id16" draw:layer="layout" draw:line-skew="-0.325cm" svg:x1="17.65cm" svg:y1="6.57cm" svg:x2="19.732cm" svg:y2="7.642cm" draw:start-shape="id15" draw:start-glue-point="2" svg:d="M17650 6570v462h2082v610" svg:viewBox="0 0 2083 1073">
          <text:p/>
        </draw:connector>
        <draw:connector draw:style-name="gr11" draw:text-style-name="P5" draw:layer="layout" draw:line-skew="-2.119cm" svg:x1="12.849cm" svg:y1="4.771cm" svg:x2="15.403cm" svg:y2="9.72cm" draw:start-shape="id12" draw:start-glue-point="2" draw:end-shape="id7" svg:d="M12849 4771v356h2554v4593" svg:viewBox="0 0 2555 4950">
          <text:p/>
        </draw:connector>
        <draw:connector draw:style-name="gr11" draw:text-style-name="P2" draw:layer="layout" draw:line-skew="-3.015cm" svg:x1="12.849cm" svg:y1="4.771cm" svg:x2="19.732cm" svg:y2="7.642cm" draw:start-shape="id12" draw:start-glue-point="2" draw:end-shape="id16" draw:end-glue-point="3" svg:d="M12849 4771v356h6883v2515" svg:viewBox="0 0 6884 2872">
          <text:p/>
        </draw:connector>
        <draw:connector draw:style-name="gr11" draw:text-style-name="P5" draw:layer="layout" draw:line-skew="1.109cm" svg:x1="14.13cm" svg:y1="6.571cm" svg:x2="15.403cm" svg:y2="9.72cm" draw:start-shape="id14" draw:start-glue-point="2" draw:end-shape="id7" draw:end-glue-point="0" svg:d="M14130 6571v2684h1273v465" svg:viewBox="0 0 1274 3150">
          <text:p/>
        </draw:connector>
        <draw:connector draw:style-name="gr11" draw:text-style-name="P5" draw:layer="layout" draw:line-skew="5.677cm" svg:x1="14.13cm" svg:y1="6.571cm" svg:x2="15.404cm" svg:y2="18.997cm" draw:start-shape="id14" draw:start-glue-point="2" draw:end-shape="id2" draw:end-glue-point="0" svg:d="M14130 6571v11891h1274v535" svg:viewBox="0 0 1275 1242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02T16:17:30.387991836</meta:creation-date>
    <dc:date>2021-09-22T13:01:13.633507867</dc:date>
    <meta:editing-duration>PT44M13S</meta:editing-duration>
    <meta:editing-cycles>11</meta:editing-cycles>
    <meta:generator>LibreOffice/7.2.0.4$Linux_X86_64 LibreOffice_project/ce769e3009755dcf0082844e386f5dca4c8ecb2f</meta:generator>
    <meta:document-statistic meta:object-count="47"/>
  </office:meta>
</office:document-meta>
</file>